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D0000005DC93154A98D6CCE631.jpg" manifest:media-type="image/jpeg"/>
  <manifest:file-entry manifest:full-path="Pictures/10000000000007D0000005DC9D22AD3EBF74EA4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3465a4" draw:fill="gradient" draw:fill-gradient-name="Gradient_20_22" draw:opacity="100%" draw:opacity-name="" draw:textarea-horizontal-align="justify" draw:textarea-vertical-align="middle" draw:auto-grow-height="false" fo:min-height="7.489cm" fo:min-width="24.321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title">
      <style:graphic-properties fo:min-height="2.629cm"/>
    </style:style>
    <style:style style:name="pr4" style:family="presentation" style:parent-style-name="Default_20_1-subtitle">
      <style:graphic-properties draw:fill-color="#ffffff" fo:min-height="9.134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draw:auto-grow-height="true" fo:min-height="2.629cm"/>
    </style:style>
    <style:style style:name="pr7" style:family="presentation" style:parent-style-name="Default_20_1-outline1">
      <style:graphic-properties fo:min-height="8.884cm"/>
    </style:style>
    <style:style style:name="pr8" style:family="presentation" style:parent-style-name="Default_20_1-notes">
      <style:graphic-properties draw:fill-color="#ffffff" draw:auto-grow-height="true" fo:min-height="13.364cm"/>
    </style:style>
    <style:style style:name="pr9" style:family="presentation" style:parent-style-name="Default_20_1-subtitle">
      <style:graphic-properties draw:fill-color="#ffffff" draw:auto-grow-height="true" fo:min-height="9.134cm"/>
    </style:style>
    <style:style style:name="P1" style:family="paragraph">
      <style:paragraph-properties fo:text-align="start"/>
      <style:text-properties fo:color="#333333"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-color="#ffffff"/>
      <style:text-properties fo:color="#333333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gradient" draw:fill-gradient-name="Gradient_20_22" draw:opacity="100%"/>
      <style:paragraph-properties fo:text-align="center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color="#333333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333333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Robot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Roboto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style:text-outline="false" style:text-line-through-style="solid" style:text-line-through-type="single" style:font-name="Roboto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line-through-style="none" style:text-line-through-type="non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9" style:family="text">
      <style:text-properties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System Testing</text:span></text:p>
            <text:p text:style-name="P1"><text:span text:style-name="T2">What, Why &amp; How.</text:span></text:p>
            <text:p text:style-name="P1"><text:span text:style-name="T3"/></text:p>
            <text:p text:style-name="P1"><text:span text:style-name="T4">Maximilian 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draw:frame presentation:style-name="pr3" draw:layer="layout" svg:width="25.199cm" svg:height="2.629cm" svg:x="1.4cm" svg:y="0.628cm" presentation:class="title">
          <draw:text-box>
            <text:p>A Motivational Question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5">How do we ensure quality during a software development process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">
        <draw:frame presentation:style-name="pr6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6">White Box Testing</text:span></text:p>
                <text:p><text:span text:style-name="T7">The investigation </text:span>from an <text:span text:style-name="T8">internal perspective</text:span> whether a program works as expected.</text:p>
                <text:list>
                  <text:list-header>
                    <text:p>Examines the source code of a program, e.g. control flow, data flow, coverage, etc.</text:p>
                  </text:list-header>
                </text:list>
                <text:p><text:span text:style-name="T6">Black Box Testing</text:span></text:p>
                <text:p><text:span text:style-name="T7">The investigation</text:span> from an <text:span text:style-name="T8">external perspective</text:span> whether a program works as expected.</text:p>
                <text:list>
                  <text:list-header>
                    <text:p>Examines the functionality of a program, i.e. whether it is fit to fulfill its purpose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">
        <draw:frame presentation:style-name="pr6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>Unit Testing</text:span></text:p>
                <text:p>The investigation whether an <text:span text:style-name="T8">individual program unit</text:span> works as expected. </text:p>
                <text:list>
                  <text:list-header>
                    <text:p>Examines units independently, i.e. in isolation.</text:p>
                    <text:p>Units may be sets of one or more routines:</text:p>
                    <text:list>
                      <text:list-item>
                        <text:p>procedures, functions or modules (in Procedural and Functional Programming)</text:p>
                      </text:list-item>
                      <text:list-item>
                        <text:p>methods, class or interface signatures (in Object Oriented Programming)</text:p>
                      </text:list-item>
                    </text:list>
                  </text:list-header>
                </text:list>
                <text:p><text:span text:style-name="T6">Integration &amp; Integrated Testing</text:span></text:p>
                <text:p>The investigation whether <text:span text:style-name="T8">multiple program units in combination</text:span> work as expected.</text:p>
                <text:list>
                  <text:list-header>
                    <text:p>An informal distinction:</text:p>
                    <text:list>
                      <text:list-item>
                        <text:p><text:span text:style-name="T9">Integration Testing</text:span> involves third party units.</text:p>
                      </text:list-item>
                      <text:list-item>
                        <text:p><text:span text:style-name="T9">Integrated Testing</text:span> does not involve third party units.</text:p>
                      </text:list-item>
                    </text:list>
                  </text:list-header>
                </text:list>
                <text:p text:style-name="P7"><text:span text:style-name="T6">System Testing</text:span></text:p>
                <text:p>The investigation whether <text:span text:style-name="T8">all program units in combination</text:span> (the entire system) work as expecte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">
        <draw:frame presentation:style-name="pr3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6">Acceptance Testing</text:span></text:p>
                <text:p>The investigation whether all requirements of a specification are met.</text:p>
                <text:p><text:span text:style-name="T10">Regression Testing</text:span></text:p>
                <text:p>The investigation whether all requirements of a specification are still met after a change was introduced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custom-shape draw:style-name="gr2" draw:text-style-name="P8" draw:layer="layout" svg:width="24.821cm" svg:height="7.739cm" svg:x="1.77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draw:frame presentation:style-name="pr6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9" draw:text-style-name="P6" draw:layer="layout" svg:width="25.199cm" svg:height="9.134cm" svg:x="1.4cm" svg:y="3.685cm" presentation:class="subtitle">
          <draw:text-box>
            <text:p>5 Design Principles for creating </text:p>
            <text:p>understandable and maintainable software.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6">Single Responsibility Principle</text:span></text:p>
                <text:p>A class should only have one responsibility, i.e. one <text:span text:style-name="T9">“reason to change”</text:span> [Robert C. Martin a.k.a. Uncle Bob].</text:p>
                <text:p><text:span text:style-name="T6">Open/Closed Principle</text:span></text:p>
                <text:p><text:span text:style-name="T9">“</text:span><text:span text:style-name="T9">Modules should be both open (for extension) and closed (for modification).”</text:span> [Bertrand Meyer]</text:p>
                <text:p>Clients of interface methods or abstract methods of abstract base classes are closed for modification but still open for extension through implementation of such methods.</text:p>
                <text:p text:style-name="P7"><text:span text:style-name="T11">Liskov Substitution Principle</text:span></text:p>
                <text:p text:style-name="P7"><text:span text:style-name="T12">The overall behavior of a program regarding one type should not differ or change for any of its sub-types.</text:span></text:p>
                <text:p><text:span text:style-name="T9">Given a program P with a type T and its sub-type S:</text:span></text:p>
                <text:p><text:span text:style-name="T9">Let q(P,x) be a provable property in P for all instances x of T, then q(P,y) should be true in P for all instances y of S.</text:span> [Barbara H. Liskov, Jeannette M. Wing]</text:p>
                <text:p><text:span text:style-name="T6">Interface Segregation Principle</text:span></text:p>
                <text:p>Interfaces should be client-specific, only exposing methods necessary for the client to know.</text:p>
                <text:p><text:span text:style-name="T6">Dependency Inversion Principle</text:span></text:p>
                <text:p>A business logic should only interact with concrete environment or third party logic (e.g. file system) through abstraction; see Interface Segregation.</text:p>
              </text:list-header>
            </text:list>
            <text:list text:style-name="L3">
              <text:list-item>
                <text:list>
                  <text:list-item>
                    <text:p><text:span text:style-name="T9"><text:s/>“</text:span><text:span text:style-name="T9">High-level modules should not depend on low-level modules. Both should depend on abstractions.”</text:span></text:p>
                  </text:list-item>
                  <text:list-item>
                    <text:p><text:span text:style-name="T9"><text:s/>“</text:span><text:span text:style-name="T9">Abstractions should not depend on details. Details should depend on abstractions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draw:frame presentation:style-name="pr3" draw:layer="layout" svg:width="25.199cm" svg:height="2.629cm" svg:x="1.4cm" svg:y="0.628cm" presentation:class="title">
          <draw:text-box>
            <text:p>A Motivational Question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5">What is the deliverable </text:span></text:p>
            <text:p text:style-name="P4"><text:span text:style-name="T5">of a software development process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1">
        <draw:frame presentation:style-name="pr6" draw:layer="layout" svg:width="25.199cm" svg:height="2.629cm" svg:x="1.4cm" svg:y="0.628cm" presentation:class="title">
          <draw:text-box>
            <text:p>A Motivational Question</text:p>
          </draw:text-box>
        </draw:frame>
        <draw:frame presentation:style-name="pr7" draw:text-style-name="P9" draw:layer="layout" svg:width="25.199cm" svg:height="9.134cm" svg:x="1.4cm" svg:y="3.685cm" presentation:class="outline">
          <draw:text-box>
            <text:p text:style-name="P9"><text:span text:style-name="T13">What is the deliverable of a software development process?</text:span></text:p>
            <text:p text:style-name="P9"><text:span text:style-name="T13">a) A collection of artifacts</text:span></text:p>
            <text:p text:style-name="P9"><text:span text:style-name="T13">b) UX and behavi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">
        <draw:frame presentation:style-name="pr6" draw:layer="layout" svg:width="25.199cm" svg:height="2.629cm" svg:x="1.4cm" svg:y="0.628cm" presentation:class="title">
          <draw:text-box>
            <text:p>My Answer</text:p>
          </draw:text-box>
        </draw:frame>
        <draw:frame presentation:style-name="pr7" draw:text-style-name="P9" draw:layer="layout" svg:width="25.199cm" svg:height="9.134cm" svg:x="1.4cm" svg:y="3.685cm" presentation:class="outline">
          <draw:text-box>
            <text:p text:style-name="P9"><text:span text:style-name="T13">What is the deliverable of a software development process?</text:span></text:p>
            <text:p text:style-name="P9"><text:span text:style-name="T14">a) </text:span><text:span text:style-name="T15">A collection of artifacts</text:span><text:span text:style-name="T16"> </text:span><text:span text:style-name="T17">J</text:span><text:span text:style-name="T18">ust the Medium!</text:span></text:p>
            <text:p text:style-name="P9"><text:span text:style-name="T19">b) </text:span><text:span text:style-name="T20">UX and behavi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draw:frame presentation:style-name="pr6" draw:layer="layout" svg:width="25.199cm" svg:height="2.629cm" svg:x="1.4cm" svg:y="0.628cm" presentation:class="title">
          <draw:text-box>
            <text:p>A Blind Spot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p>Focus on SOLID Design and Unit Testing ensures quality of the medium but not of the deliverable, i.e. behavior of the software.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">
        <draw:frame presentation:style-name="pr3" draw:layer="layout" svg:width="25.199cm" svg:height="2.629cm" svg:x="1.4cm" svg:y="0.628cm" presentation:class="title">
          <draw:text-box>
            <text:p>Behavior Driven Development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2" draw:display-name="Gradient 22" draw:style="linear" draw:start-color="#ffffff" draw:end-color="#000000" draw:start-intensity="100%" draw:end-intensity="100%" draw:angle="900" draw:border="0%"/>
    <draw:fill-image draw:name="Bitmap_20_1" draw:display-name="Bitmap 1" xlink:href="Pictures/10000000000007D0000005DC9D22AD3EBF74EA46.jpg" xlink:type="simple" xlink:show="embed" xlink:actuate="onLoad"/>
    <draw:fill-image draw:name="background" xlink:href="Pictures/10000000000007D0000005DC93154A98D6CCE63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333333" style:font-name="Roboto1" fo:font-family="Robo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333333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333333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auto-grow-height="false" fo:min-height="2.63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Roboto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7" style:family="paragraph">
      <style:paragraph-properties fo:text-align="center"/>
      <style:text-properties style:font-name="Roboto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9" style:family="paragraph">
      <style:paragraph-properties fo:text-align="end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Mpr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6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8-11-19T21:09:02.883439591</meta:creation-date>
    <dc:date>2018-11-20T03:47:52.710165586</dc:date>
    <dc:creator>Maximilian Meffert</dc:creator>
    <meta:editing-duration>PT3H3M15S</meta:editing-duration>
    <meta:editing-cycles>32</meta:editing-cycles>
    <meta:generator>LibreOffice/6.0.6.2$Linux_X86_64 LibreOffice_project/00m0$Build-2</meta:generator>
    <meta:document-statistic meta:object-count="84"/>
  </office:meta>
</office:document-meta>
</file>